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system" style:font-pitch="variable"/>
    <style:font-face style:name="Calibri Light2" svg:font-family="'Calibri Light'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 2" svg:font-family="'Wingdings 2'" style:font-family-generic="roman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Calibri1" fo:font-size="17pt" style:text-underline-style="none" fo:font-weight="bold" officeooo:rsid="00527fa4" officeooo:paragraph-rsid="00527fa4" style:font-size-asian="17pt" style:font-weight-asian="bold" style:font-size-complex="17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06b7c7" officeooo:paragraph-rsid="0043ad8d" style:font-size-asian="12pt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06b7c7" officeooo:paragraph-rsid="00541021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2f7138" officeooo:paragraph-rsid="0043ad8d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10db28" officeooo:paragraph-rsid="0043ad8d" style:font-size-asian="12pt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0d98fd" officeooo:paragraph-rsid="0043ad8d" style:font-size-asian="12pt" style:font-size-complex="12pt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2220c7" officeooo:paragraph-rsid="004528da" style:font-size-asian="12pt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2220c7" officeooo:paragraph-rsid="005aa5c2" style:font-size-asian="12pt" style:font-size-complex="12pt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30ef5d" officeooo:paragraph-rsid="004528da" style:font-size-asian="12pt" style:font-size-complex="12pt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36e3aa" officeooo:paragraph-rsid="0058147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23610d" officeooo:paragraph-rsid="0043ad8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23610d" officeooo:paragraph-rsid="005aa5c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202e0c" officeooo:paragraph-rsid="0043ad8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26cc9d" officeooo:paragraph-rsid="0043ad8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242650" officeooo:paragraph-rsid="0043ad8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06b7c7" officeooo:paragraph-rsid="004528d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2220c7" officeooo:paragraph-rsid="004528d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fo:font-weight="normal" officeooo:rsid="000b6e11" officeooo:paragraph-rsid="0043ad8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fo:font-weight="normal" officeooo:rsid="000d49ad" officeooo:paragraph-rsid="0043ad8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true" fo:text-align="justify" style:justify-single-word="false" fo:text-indent="0cm" style:auto-text-indent="false"/>
      <style:text-properties style:use-window-font-color="true" loext:opacity="0%" style:font-name="Calibri1" fo:font-style="normal" style:text-underline-style="none" fo:font-weight="bold" officeooo:rsid="002c1b41" officeooo:paragraph-rsid="0043ad8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 Light2" fo:font-size="12pt" style:text-underline-style="none" fo:font-weight="bold" officeooo:rsid="0040b348" officeooo:paragraph-rsid="004528d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 Light2" fo:font-size="12pt" style:text-underline-style="none" officeooo:rsid="0040b348" officeooo:paragraph-rsid="004528da" style:font-size-asian="12pt" style:font-size-complex="12pt"/>
    </style:style>
    <style:style style:name="P23" style:family="paragraph" style:parent-style-name="Standard">
      <style:paragraph-properties fo:text-align="center" style:justify-single-word="false" style:writing-mode="lr-tb"/>
      <style:text-properties style:font-name="Calibri1" fo:font-size="12pt" style:text-underline-style="none" fo:font-weight="bold" officeooo:rsid="0043ad8d" officeooo:paragraph-rsid="0043ad8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Calibri1" fo:font-size="12pt" style:text-underline-style="none" officeooo:rsid="0023610d" officeooo:paragraph-rsid="0043ad8d" style:font-size-asian="12pt" style:font-size-complex="12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Calibri1" fo:font-size="12pt" style:text-underline-style="solid" style:text-underline-width="auto" style:text-underline-color="font-color" fo:font-weight="bold" officeooo:rsid="0006b7c7" officeooo:paragraph-rsid="0043ad8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Calibri1" fo:font-size="12pt" style:text-underline-style="solid" style:text-underline-width="auto" style:text-underline-color="font-color" fo:font-weight="bold" officeooo:rsid="0006b7c7" officeooo:paragraph-rsid="0006b7c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Calibri1" fo:font-size="12pt" officeooo:rsid="000d98fd" officeooo:paragraph-rsid="0058147e" style:font-size-asian="12pt" style:font-size-complex="12pt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Calibri1" fo:font-size="12pt" officeooo:rsid="000d98fd" officeooo:paragraph-rsid="0046ca3f" style:font-size-asian="12pt" style:font-size-complex="12pt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Calibri1" fo:font-size="12pt" officeooo:rsid="0043ad8d" officeooo:paragraph-rsid="0043ad8d" style:font-size-asian="12pt" style:font-size-complex="12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Calibri1" fo:font-size="12pt" officeooo:rsid="0023610d" officeooo:paragraph-rsid="0043ad8d" style:font-size-asian="12pt" style:font-size-complex="12pt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Calibri1" fo:font-size="12pt" officeooo:rsid="000dc8bc" officeooo:paragraph-rsid="0043ad8d" style:font-size-asian="12pt" style:font-size-complex="1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Calibri1" fo:font-size="12pt" officeooo:rsid="0026cc9d" officeooo:paragraph-rsid="0043ad8d" style:font-size-asian="12pt" style:font-size-complex="12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Calibri1" fo:font-size="12pt" fo:font-style="normal" officeooo:paragraph-rsid="0043ad8d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Calibri1" fo:font-size="12pt" fo:font-weight="normal" officeooo:rsid="0006b7c7" officeooo:paragraph-rsid="0043ad8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Calibri1" fo:font-size="15pt" style:text-underline-style="none" fo:font-weight="bold" officeooo:rsid="0043ad8d" officeooo:paragraph-rsid="0043ad8d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Calibri1" fo:font-size="15pt" officeooo:rsid="004528da" officeooo:paragraph-rsid="004528da" style:font-size-asian="15pt" style:font-size-complex="15pt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06b7c7" officeooo:paragraph-rsid="0043ad8d" style:font-size-asian="12pt" style:font-size-complex="12pt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06b7c7" officeooo:paragraph-rsid="0045b513" style:font-size-asian="12pt" style:font-size-complex="12pt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06b7c7" officeooo:paragraph-rsid="005aa5c2" style:font-size-asian="12pt" style:font-size-complex="12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36e3aa" officeooo:paragraph-rsid="0043ad8d" style:font-size-asian="12pt" style:font-size-complex="12pt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36e3aa" officeooo:paragraph-rsid="0058147e" style:font-size-asian="12pt" style:font-size-complex="12pt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23610d" officeooo:paragraph-rsid="0043ad8d" style:font-size-asian="12pt" style:font-size-complex="12pt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0d98fd" officeooo:paragraph-rsid="0043ad8d" style:font-size-asian="12pt" style:font-size-complex="12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2f7138" officeooo:paragraph-rsid="0043ad8d" style:font-size-asian="12pt" style:font-size-complex="12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10db28" officeooo:paragraph-rsid="0045b513" style:font-size-asian="12pt" style:font-size-complex="12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10db28" officeooo:paragraph-rsid="0043ad8d" style:font-size-asian="12pt" style:font-size-complex="12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1efca8" officeooo:paragraph-rsid="0045b513" style:font-size-asian="12pt" style:font-size-complex="12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1efca8" officeooo:paragraph-rsid="005aa5c2" style:font-size-asian="12pt" style:font-size-complex="12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30ef5d" officeooo:paragraph-rsid="0045b513" style:font-size-asian="12pt" style:font-size-complex="12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4caafb" officeooo:paragraph-rsid="004caafb" style:font-size-asian="12pt" style:font-size-complex="12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Calibri Light2" fo:font-size="12pt" fo:font-weight="bold" officeooo:rsid="002f7138" officeooo:paragraph-rsid="0043ad8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Calibri Light2" fo:font-size="12pt" fo:font-weight="bold" officeooo:rsid="001efca8" officeooo:paragraph-rsid="0045b513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 style:writing-mode="lr-tb"/>
      <style:text-properties fo:color="#ff0000" loext:opacity="100%" style:font-name="Calibri1" fo:font-size="15pt" style:text-underline-style="none" fo:font-weight="bold" officeooo:rsid="0043ad8d" officeooo:paragraph-rsid="0043ad8d" style:font-size-asian="15pt" style:font-weight-asian="bold" style:font-size-complex="15pt" style:font-weight-complex="bold"/>
    </style:style>
    <style:style style:name="P54" style:family="paragraph" style:parent-style-name="Standard">
      <style:paragraph-properties fo:text-align="center" style:justify-single-word="false" style:writing-mode="lr-tb"/>
      <style:text-properties fo:color="#ff0000" loext:opacity="100%" style:font-name="Calibri1" fo:font-size="15pt" style:text-underline-style="none" fo:font-weight="normal" officeooo:rsid="0043ad8d" officeooo:paragraph-rsid="0043ad8d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text-align="center" style:justify-single-word="false" style:writing-mode="lr-tb"/>
      <style:text-properties fo:color="#ff0000" loext:opacity="100%" style:font-name="Calibri Light2" fo:font-size="15pt" style:text-underline-style="none" officeooo:rsid="0043ad8d" officeooo:paragraph-rsid="0043ad8d" style:font-size-asian="15pt" style:font-size-complex="15pt"/>
    </style:style>
    <style:style style:name="P56" style:family="paragraph" style:parent-style-name="Standard">
      <style:paragraph-properties fo:text-align="center" style:justify-single-word="false" style:writing-mode="lr-tb"/>
      <style:text-properties fo:color="#ff0000" loext:opacity="100%" style:font-name="Calibri Light2" fo:font-size="15pt" style:text-underline-style="solid" style:text-underline-width="auto" style:text-underline-color="font-color" fo:font-weight="bold" officeooo:rsid="004caafb" officeooo:paragraph-rsid="004caafb" style:font-size-asian="15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 style:writing-mode="lr-tb"/>
      <style:text-properties fo:color="#ff0000" loext:opacity="100%" style:font-name="Calibri Light2" fo:font-size="12pt" style:text-underline-style="solid" style:text-underline-width="auto" style:text-underline-color="font-color" fo:font-weight="bold" officeooo:rsid="00087500" officeooo:paragraph-rsid="0045b513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 style:writing-mode="lr-tb"/>
      <style:text-properties officeooo:paragraph-rsid="0043ad8d"/>
    </style:style>
    <style:style style:name="P59" style:family="paragraph" style:parent-style-name="Standard">
      <style:paragraph-properties fo:text-align="start" style:justify-single-word="false" style:writing-mode="lr-tb"/>
      <style:text-properties officeooo:paragraph-rsid="0058b676"/>
    </style:style>
    <style:style style:name="P60" style:family="paragraph" style:parent-style-name="Standard">
      <style:paragraph-properties fo:text-align="start" style:justify-single-word="false" style:writing-mode="lr-tb"/>
      <style:text-properties officeooo:rsid="0026cc9d" officeooo:paragraph-rsid="0043ad8d"/>
    </style:style>
    <style:style style:name="T1" style:family="text">
      <style:text-properties fo:color="#404040" loext:opacity="100%" fo:font-size="20pt" fo:language="fr" fo:country="FR" style:letter-kerning="true" style:font-size-asian="20pt"/>
    </style:style>
    <style:style style:name="T2" style:family="text">
      <style:text-properties fo:color="#404040" loext:opacity="100%" fo:language="fr" fo:country="FR" style:letter-kerning="true"/>
    </style:style>
    <style:style style:name="T3" style:family="text">
      <style:text-properties fo:color="#404040" loext:opacity="100%" fo:language="fr" fo:country="FR" style:text-underline-style="solid" style:text-underline-width="auto" style:text-underline-color="font-color" fo:font-weight="bold" officeooo:rsid="000d49ad" style:letter-kerning="true" style:font-weight-asian="bold" style:font-weight-complex="bold"/>
    </style:style>
    <style:style style:name="T4" style:family="text">
      <style:text-properties fo:color="#404040" loext:opacity="100%" fo:language="fr" fo:country="FR" style:text-underline-style="solid" style:text-underline-width="auto" style:text-underline-color="font-color" fo:font-weight="bold" officeooo:rsid="000f63d9" style:letter-kerning="true" style:font-weight-asian="bold" style:font-weight-complex="bold"/>
    </style:style>
    <style:style style:name="T5" style:family="text">
      <style:text-properties fo:color="#404040" loext:opacity="100%" style:font-name="Calibri1" fo:language="fr" fo:country="FR" style:text-underline-style="solid" style:text-underline-width="auto" style:text-underline-color="font-color" fo:font-weight="bold" officeooo:rsid="0006b7c7" style:letter-kerning="true" style:font-weight-asian="bold" style:font-weight-complex="bold"/>
    </style:style>
    <style:style style:name="T6" style:family="text">
      <style:text-properties fo:language="fr" fo:country="FR" style:letter-kerning="true"/>
    </style:style>
    <style:style style:name="T7" style:family="text">
      <style:text-properties fo:language="fr" fo:country="FR" officeooo:rsid="0023610d" style:letter-kerning="true"/>
    </style:style>
    <style:style style:name="T8" style:family="text">
      <style:text-properties fo:language="fr" fo:country="FR" officeooo:rsid="0043ad8d" style:letter-kerning="true"/>
    </style:style>
    <style:style style:name="T9" style:family="text">
      <style:text-properties fo:language="fr" fo:country="FR" officeooo:rsid="0057792f" style:letter-kerning="true"/>
    </style:style>
    <style:style style:name="T10" style:family="text">
      <style:text-properties fo:language="fr" fo:country="FR" officeooo:rsid="00242650" style:letter-kerning="true"/>
    </style:style>
    <style:style style:name="T11" style:family="text">
      <style:text-properties fo:language="fr" fo:country="FR" officeooo:rsid="000f63d9" style:letter-kerning="true"/>
    </style:style>
    <style:style style:name="T12" style:family="text">
      <style:text-properties fo:language="fr" fo:country="FR" officeooo:rsid="003c4318" style:letter-kerning="true"/>
    </style:style>
    <style:style style:name="T13" style:family="text">
      <style:text-properties fo:language="fr" fo:country="FR" officeooo:rsid="004b6cc1" style:letter-kerning="true"/>
    </style:style>
    <style:style style:name="T14" style:family="text">
      <style:text-properties fo:language="fr" fo:country="FR" officeooo:rsid="000d49ad" style:letter-kerning="true"/>
    </style:style>
    <style:style style:name="T15" style:family="text">
      <style:text-properties fo:language="fr" fo:country="FR" officeooo:rsid="0045b513" style:letter-kerning="true"/>
    </style:style>
    <style:style style:name="T16" style:family="text">
      <style:text-properties fo:language="fr" fo:country="FR" officeooo:rsid="00171b96" style:letter-kerning="true"/>
    </style:style>
    <style:style style:name="T17" style:family="text">
      <style:text-properties fo:language="fr" fo:country="FR" officeooo:rsid="0009c90d" style:letter-kerning="true"/>
    </style:style>
    <style:style style:name="T18" style:family="text">
      <style:text-properties fo:language="fr" fo:country="FR" officeooo:rsid="00202e0c" style:letter-kerning="true"/>
    </style:style>
    <style:style style:name="T19" style:family="text">
      <style:text-properties fo:language="fr" fo:country="FR" officeooo:rsid="003efde2" style:letter-kerning="true"/>
    </style:style>
    <style:style style:name="T20" style:family="text">
      <style:text-properties fo:language="fr" fo:country="FR" officeooo:rsid="0019dbc6" style:letter-kerning="true"/>
    </style:style>
    <style:style style:name="T21" style:family="text">
      <style:text-properties fo:language="fr" fo:country="FR" officeooo:rsid="00410c3b" style:letter-kerning="true"/>
    </style:style>
    <style:style style:name="T22" style:family="text">
      <style:text-properties fo:language="fr" fo:country="FR" officeooo:rsid="00541021" style:letter-kerning="true"/>
    </style:style>
    <style:style style:name="T23" style:family="text">
      <style:text-properties fo:language="fr" fo:country="FR" officeooo:rsid="0019dbc6" style:letter-kerning="true" style:font-name-complex="Calibri Light1"/>
    </style:style>
    <style:style style:name="T24" style:family="text">
      <style:text-properties fo:language="fr" fo:country="FR" officeooo:rsid="002220c7" style:letter-kerning="true"/>
    </style:style>
    <style:style style:name="T25" style:family="text">
      <style:text-properties fo:language="fr" fo:country="FR" officeooo:rsid="001259a4" style:letter-kerning="true"/>
    </style:style>
    <style:style style:name="T26" style:family="text">
      <style:text-properties fo:language="fr" fo:country="FR" officeooo:rsid="0058147e" style:letter-kerning="true"/>
    </style:style>
    <style:style style:name="T27" style:family="text">
      <style:text-properties fo:language="fr" fo:country="FR" officeooo:rsid="005aa5c2" style:letter-kerning="true"/>
    </style:style>
    <style:style style:name="T28" style:family="text">
      <style:text-properties fo:language="fr" fo:country="FR" fo:font-weight="bold" style:letter-kerning="true" style:font-weight-asian="bold" style:font-weight-complex="bold"/>
    </style:style>
    <style:style style:name="T29" style:family="text">
      <style:text-properties fo:language="fr" fo:country="FR" fo:font-weight="bold" officeooo:rsid="000b6e11" style:letter-kerning="true" style:font-weight-asian="bold" style:font-weight-complex="bold"/>
    </style:style>
    <style:style style:name="T30" style:family="text">
      <style:text-properties fo:language="fr" fo:country="FR" fo:font-weight="bold" officeooo:rsid="0043ad8d" style:letter-kerning="true" style:font-weight-asian="bold" style:font-weight-complex="bold"/>
    </style:style>
    <style:style style:name="T31" style:family="text">
      <style:text-properties fo:language="fr" fo:country="FR" fo:font-weight="bold" officeooo:rsid="000f63d9" style:letter-kerning="true" style:font-weight-asian="bold" style:font-weight-complex="bold"/>
    </style:style>
    <style:style style:name="T32" style:family="text">
      <style:text-properties fo:language="fr" fo:country="FR" fo:font-weight="bold" officeooo:rsid="0057792f" style:letter-kerning="true" style:font-weight-asian="bold" style:font-weight-complex="bold"/>
    </style:style>
    <style:style style:name="T33" style:family="text">
      <style:text-properties fo:language="fr" fo:country="FR" fo:font-weight="bold" officeooo:rsid="00202e0c" style:letter-kerning="true" style:font-weight-asian="bold" style:font-weight-complex="bold"/>
    </style:style>
    <style:style style:name="T34" style:family="text">
      <style:text-properties fo:language="fr" fo:country="FR" fo:font-weight="bold" officeooo:rsid="001e91ff" style:letter-kerning="true" style:font-weight-asian="bold" style:font-weight-complex="bold"/>
    </style:style>
    <style:style style:name="T35" style:family="text">
      <style:text-properties fo:language="fr" fo:country="FR" fo:font-weight="bold" officeooo:rsid="00541021" style:letter-kerning="true" style:font-weight-asian="bold" style:font-weight-complex="bold"/>
    </style:style>
    <style:style style:name="T36" style:family="text">
      <style:text-properties fo:language="fr" fo:country="FR" fo:font-weight="bold" officeooo:rsid="002220c7" style:letter-kerning="true" style:font-weight-asian="bold" style:font-weight-complex="bold"/>
    </style:style>
    <style:style style:name="T37" style:family="text">
      <style:text-properties fo:language="fr" fo:country="FR" fo:font-weight="bold" officeooo:rsid="001259a4" style:letter-kerning="true" style:font-weight-asian="bold" style:font-weight-complex="bold"/>
    </style:style>
    <style:style style:name="T38" style:family="text">
      <style:text-properties fo:language="fr" fo:country="FR" fo:font-weight="bold" officeooo:rsid="0058147e" style:letter-kerning="true" style:font-weight-asian="bold" style:font-weight-complex="bold"/>
    </style:style>
    <style:style style:name="T39" style:family="text">
      <style:text-properties fo:language="fr" fo:country="FR" fo:font-weight="bold" officeooo:rsid="005aa5c2" style:letter-kerning="true" style:font-weight-asian="bold" style:font-weight-complex="bold"/>
    </style:style>
    <style:style style:name="T40" style:family="text">
      <style:text-properties fo:language="fr" fo:country="FR" style:text-underline-style="solid" style:text-underline-width="auto" style:text-underline-color="font-color" style:letter-kerning="true"/>
    </style:style>
    <style:style style:name="T41" style:family="text">
      <style:text-properties fo:language="fr" fo:country="FR" style:text-underline-style="solid" style:text-underline-width="auto" style:text-underline-color="font-color" officeooo:rsid="000d49ad" style:letter-kerning="true"/>
    </style:style>
    <style:style style:name="T42" style:family="text">
      <style:text-properties fo:language="fr" fo:country="FR" style:text-underline-style="none" style:letter-kerning="true"/>
    </style:style>
    <style:style style:name="T43" style:family="text">
      <style:text-properties fo:language="fr" fo:country="FR" style:text-underline-style="none" officeooo:rsid="003c4318" style:letter-kerning="true"/>
    </style:style>
    <style:style style:name="T44" style:family="text">
      <style:text-properties fo:language="fr" fo:country="FR" fo:font-weight="normal" officeooo:rsid="001259a4" style:letter-kerning="true" style:font-weight-asian="normal" style:font-weight-complex="normal"/>
    </style:style>
    <style:style style:name="T45" style:family="text">
      <style:text-properties fo:language="fr" fo:country="FR" fo:font-weight="normal" officeooo:rsid="002603aa" style:letter-kerning="true" style:font-weight-asian="normal" style:font-weight-complex="normal"/>
    </style:style>
    <style:style style:name="T46" style:family="text">
      <style:text-properties fo:language="fr" fo:country="FR" fo:font-weight="normal" officeooo:rsid="002c1b41" style:letter-kerning="true" style:font-weight-asian="normal" style:font-weight-complex="normal"/>
    </style:style>
    <style:style style:name="T47" style:family="text">
      <style:text-properties fo:language="fr" fo:country="FR" fo:font-weight="normal" officeooo:rsid="0019dbc6" style:letter-kerning="true" style:font-weight-asian="normal" style:font-weight-complex="normal"/>
    </style:style>
    <style:style style:name="T48" style:family="text">
      <style:text-properties fo:color="#ff0000" loext:opacity="100%" fo:language="fr" fo:country="FR" style:letter-kerning="true"/>
    </style:style>
    <style:style style:name="T49" style:family="text">
      <style:text-properties fo:color="#ff0000" loext:opacity="100%" fo:language="fr" fo:country="FR" officeooo:rsid="0057792f" style:letter-kerning="true"/>
    </style:style>
    <style:style style:name="T50" style:family="text">
      <style:text-properties fo:color="#ff0000" loext:opacity="100%" fo:language="fr" fo:country="FR" style:text-underline-style="none" fo:font-weight="bold" style:letter-kerning="true" style:font-weight-asian="bold" style:font-weight-complex="bold"/>
    </style:style>
    <style:style style:name="T51" style:family="text">
      <style:text-properties fo:color="#ff0000" loext:opacity="100%" fo:language="fr" fo:country="FR" style:text-underline-style="none" fo:font-weight="bold" officeooo:rsid="0057792f" style:letter-kerning="true" style:font-weight-asian="bold" style:font-weight-complex="bold"/>
    </style:style>
    <style:style style:name="T52" style:family="text">
      <style:text-properties fo:color="#000080" loext:opacity="100%" style:font-name="Calibri1" fo:language="fr" fo:country="FR" style:letter-kerning="true"/>
    </style:style>
    <style:style style:name="T53" style:family="text">
      <style:text-properties fo:color="#000080" loext:opacity="100%" style:font-name="Calibri1" fo:language="fr" fo:country="FR" style:text-underline-style="solid" style:text-underline-width="auto" style:text-underline-color="font-color" style:letter-kerning="true"/>
    </style:style>
    <style:style style:name="T54" style:family="text">
      <style:text-properties fo:color="#000080" loext:opacity="100%" style:font-name="Calibri1" fo:language="fr" fo:country="FR" style:text-underline-style="solid" style:text-underline-width="auto" style:text-underline-color="font-color" officeooo:rsid="000f63d9" style:letter-kerning="true"/>
    </style:style>
    <style:style style:name="T55" style:family="text">
      <style:text-properties fo:color="#000080" loext:opacity="100%" style:font-name="Calibri1" fo:language="fr" fo:country="FR" style:text-underline-style="solid" style:text-underline-width="auto" style:text-underline-color="font-color" officeooo:rsid="001259a4" style:letter-kerning="true"/>
    </style:style>
    <style:style style:name="T56" style:family="text">
      <style:text-properties fo:color="#000080" loext:opacity="100%" style:font-name="Calibri1" fo:language="fr" fo:country="FR" style:text-underline-style="solid" style:text-underline-width="auto" style:text-underline-color="font-color" officeooo:rsid="0030ef5d" style:letter-kerning="true"/>
    </style:style>
    <style:style style:name="T57" style:family="text">
      <style:text-properties fo:color="#000080" loext:opacity="100%" style:font-name="Calibri1" fo:language="fr" fo:country="FR" style:text-underline-style="solid" style:text-underline-width="auto" style:text-underline-color="font-color" officeooo:rsid="004e67cf" style:letter-kerning="true"/>
    </style:style>
    <style:style style:name="T58" style:family="text">
      <style:text-properties fo:color="#000080" loext:opacity="100%" style:font-name="Calibri1" fo:language="fr" fo:country="FR" style:text-underline-style="solid" style:text-underline-width="auto" style:text-underline-color="font-color" fo:font-weight="normal" style:letter-kerning="true" style:font-weight-asian="normal" style:font-weight-complex="normal"/>
    </style:style>
    <style:style style:name="T59" style:family="text">
      <style:text-properties fo:color="#000080" loext:opacity="100%" style:font-name="Calibri1" fo:language="fr" fo:country="FR" style:text-underline-style="solid" style:text-underline-width="auto" style:text-underline-color="font-color" fo:font-weight="normal" officeooo:rsid="0043ad8d" style:letter-kerning="true" style:font-weight-asian="normal" style:font-weight-complex="normal"/>
    </style:style>
    <style:style style:name="T60" style:family="text">
      <style:text-properties fo:color="#000080" loext:opacity="100%" style:font-name="Calibri1" fo:language="fr" fo:country="FR" style:text-underline-style="solid" style:text-underline-width="auto" style:text-underline-color="font-color" fo:font-weight="normal" officeooo:rsid="000d49ad" style:letter-kerning="true" style:font-weight-asian="normal" style:font-weight-complex="normal"/>
    </style:style>
    <style:style style:name="T61" style:family="text">
      <style:text-properties fo:color="#000080" loext:opacity="100%" style:font-name="Calibri1" fo:language="fr" fo:country="FR" style:text-underline-style="solid" style:text-underline-width="auto" style:text-underline-color="font-color" fo:font-weight="normal" officeooo:rsid="001259a4" style:letter-kerning="true" style:font-weight-asian="normal" style:font-weight-complex="normal"/>
    </style:style>
    <style:style style:name="T62" style:family="text">
      <style:text-properties fo:color="#000080" loext:opacity="100%" style:font-name="Calibri1" fo:language="fr" fo:country="FR" fo:font-weight="normal" officeooo:rsid="0019dbc6" style:letter-kerning="true" style:font-weight-asian="normal" style:font-weight-complex="normal"/>
    </style:style>
    <style:style style:name="T63" style:family="text">
      <style:text-properties fo:color="#000080" loext:opacity="100%" style:font-name="Calibri1" fo:language="fr" fo:country="FR" fo:font-weight="normal" officeooo:rsid="00242650" style:letter-kerning="true" style:font-weight-asian="normal" style:font-weight-complex="normal"/>
    </style:style>
    <style:style style:name="T64" style:family="text">
      <style:text-properties fo:color="#000080" loext:opacity="100%" style:font-name="Calibri1" fo:language="fr" fo:country="FR" fo:font-style="italic" style:text-underline-style="solid" style:text-underline-width="auto" style:text-underline-color="font-color" officeooo:rsid="0019dbc6" style:letter-kerning="true" style:font-style-asian="italic" style:font-name-complex="Calibri Light1" style:font-style-complex="italic"/>
    </style:style>
    <style:style style:name="T65" style:family="text">
      <style:text-properties fo:color="#000080" loext:opacity="100%" style:font-name="Calibri1" fo:font-size="12pt" fo:language="fr" fo:country="FR" style:text-underline-style="solid" style:text-underline-width="auto" style:text-underline-color="font-color" officeooo:rsid="000f63d9" style:letter-kerning="true" style:font-size-asian="12pt" style:font-size-complex="12pt"/>
    </style:style>
    <style:style style:name="T66" style:family="text">
      <style:text-properties fo:color="#000080" loext:opacity="100%" fo:language="fr" fo:country="FR" style:letter-kerning="true"/>
    </style:style>
    <style:style style:name="T67" style:family="text">
      <style:text-properties fo:color="#000080" loext:opacity="100%" fo:language="fr" fo:country="FR" style:text-underline-style="solid" style:text-underline-width="auto" style:text-underline-color="font-color" style:letter-kerning="true"/>
    </style:style>
    <style:style style:name="T68" style:family="text">
      <style:text-properties fo:color="#000080" loext:opacity="100%" fo:language="fr" fo:country="FR" style:text-underline-style="solid" style:text-underline-width="auto" style:text-underline-color="font-color" style:letter-kerning="true" fo:background-color="transparent" loext:char-shading-value="0"/>
    </style:style>
    <style:style style:name="T69" style:family="text">
      <style:text-properties style:use-window-font-color="true" loext:opacity="0%" style:font-name="Calibri1" fo:language="fr" fo:country="FR" style:letter-kerning="true"/>
    </style:style>
    <style:style style:name="T70" style:family="text">
      <style:text-properties style:use-window-font-color="true" loext:opacity="0%" style:font-name="Calibri1" fo:language="fr" fo:country="FR" officeooo:rsid="00387ba6" style:letter-kerning="true"/>
    </style:style>
    <style:style style:name="T71" style:family="text">
      <style:text-properties style:use-window-font-color="true" loext:opacity="0%" style:font-name="Calibri1" fo:language="fr" fo:country="FR" officeooo:rsid="004528da" style:letter-kerning="true"/>
    </style:style>
    <style:style style:name="T72" style:family="text">
      <style:text-properties style:use-window-font-color="true" loext:opacity="0%" style:font-name="Calibri1" fo:language="fr" fo:country="FR" officeooo:rsid="003c4318" style:letter-kerning="true"/>
    </style:style>
    <style:style style:name="T73" style:family="text">
      <style:text-properties style:use-window-font-color="true" loext:opacity="0%" style:font-name="Calibri1" fo:language="fr" fo:country="FR" style:text-underline-style="none" style:letter-kerning="true"/>
    </style:style>
    <style:style style:name="T74" style:family="text">
      <style:text-properties style:use-window-font-color="true" loext:opacity="0%" style:font-name="Calibri1" fo:language="fr" fo:country="FR" style:text-underline-style="none" officeooo:rsid="003c4318" style:letter-kerning="true"/>
    </style:style>
    <style:style style:name="T75" style:family="text">
      <style:text-properties style:use-window-font-color="true" loext:opacity="0%" style:font-name="Calibri1" fo:language="fr" fo:country="FR" style:text-underline-style="none" officeooo:rsid="000f63d9" style:letter-kerning="true"/>
    </style:style>
    <style:style style:name="T76" style:family="text">
      <style:text-properties style:use-window-font-color="true" loext:opacity="0%" style:font-name="Calibri1" fo:language="fr" fo:country="FR" style:text-underline-style="none" officeooo:rsid="003d8604" style:letter-kerning="true"/>
    </style:style>
    <style:style style:name="T77" style:family="text">
      <style:text-properties style:use-window-font-color="true" loext:opacity="0%" style:font-name="Calibri1" fo:language="fr" fo:country="FR" style:text-underline-style="none" officeooo:rsid="0045b513" style:letter-kerning="true"/>
    </style:style>
    <style:style style:name="T78" style:family="text">
      <style:text-properties style:use-window-font-color="true" loext:opacity="0%" style:font-name="Calibri1" fo:language="fr" fo:country="FR" style:text-underline-style="none" officeooo:rsid="001259a4" style:letter-kerning="true"/>
    </style:style>
    <style:style style:name="T79" style:family="text">
      <style:text-properties style:use-window-font-color="true" loext:opacity="0%" style:font-name="Calibri1" fo:language="fr" fo:country="FR" style:text-underline-style="none" officeooo:rsid="003efde2" style:letter-kerning="true"/>
    </style:style>
    <style:style style:name="T80" style:family="text">
      <style:text-properties style:use-window-font-color="true" loext:opacity="0%" style:font-name="Calibri1" fo:language="fr" fo:country="FR" style:text-underline-style="none" officeooo:rsid="0030ef5d" style:letter-kerning="true"/>
    </style:style>
    <style:style style:name="T81" style:family="text">
      <style:text-properties style:use-window-font-color="true" loext:opacity="0%" style:font-name="Calibri1" fo:language="fr" fo:country="FR" style:text-underline-style="none" officeooo:rsid="004e238d" style:letter-kerning="true"/>
    </style:style>
    <style:style style:name="T82" style:family="text">
      <style:text-properties style:use-window-font-color="true" loext:opacity="0%" style:font-name="Calibri1" fo:language="fr" fo:country="FR" style:text-underline-style="none" officeooo:rsid="004e67cf" style:letter-kerning="true"/>
    </style:style>
    <style:style style:name="T83" style:family="text">
      <style:text-properties style:use-window-font-color="true" loext:opacity="0%" style:font-name="Calibri1" fo:language="fr" fo:country="FR" style:text-underline-style="none" fo:font-weight="normal" officeooo:rsid="0043ad8d" style:letter-kerning="true" style:font-weight-asian="normal" style:font-weight-complex="normal"/>
    </style:style>
    <style:style style:name="T84" style:family="text">
      <style:text-properties style:use-window-font-color="true" loext:opacity="0%" style:font-name="Calibri1" fo:language="fr" fo:country="FR" style:text-underline-style="none" fo:font-weight="normal" officeooo:rsid="003c4318" style:letter-kerning="true" style:font-weight-asian="normal" style:font-weight-complex="normal"/>
    </style:style>
    <style:style style:name="T85" style:family="text">
      <style:text-properties style:use-window-font-color="true" loext:opacity="0%" style:font-name="Calibri1" fo:language="fr" fo:country="FR" style:text-underline-style="none" fo:font-weight="normal" officeooo:rsid="0045b513" style:letter-kerning="true" style:font-weight-asian="normal" style:font-weight-complex="normal"/>
    </style:style>
    <style:style style:name="T86" style:family="text">
      <style:text-properties style:use-window-font-color="true" loext:opacity="0%" style:font-name="Calibri1" fo:language="fr" fo:country="FR" style:text-underline-style="none" fo:font-weight="normal" officeooo:rsid="000d49ad" style:letter-kerning="true" style:font-weight-asian="normal" style:font-weight-complex="normal"/>
    </style:style>
    <style:style style:name="T87" style:family="text">
      <style:text-properties style:use-window-font-color="true" loext:opacity="0%" style:font-name="Calibri1" fo:language="fr" fo:country="FR" style:text-underline-style="none" fo:font-weight="normal" officeooo:rsid="0046ca3f" style:letter-kerning="true" style:font-weight-asian="normal" style:font-weight-complex="normal"/>
    </style:style>
    <style:style style:name="T88" style:family="text">
      <style:text-properties style:use-window-font-color="true" loext:opacity="0%" style:font-name="Calibri1" fo:language="fr" fo:country="FR" style:text-underline-style="none" fo:font-weight="normal" officeooo:rsid="0019dbc6" style:letter-kerning="true" style:font-weight-asian="normal" style:font-weight-complex="normal"/>
    </style:style>
    <style:style style:name="T89" style:family="text">
      <style:text-properties style:use-window-font-color="true" loext:opacity="0%" style:font-name="Calibri1" fo:language="fr" fo:country="FR" style:text-underline-style="none" fo:font-weight="normal" officeooo:rsid="0040b348" style:letter-kerning="true" style:font-weight-asian="normal" style:font-weight-complex="normal"/>
    </style:style>
    <style:style style:name="T90" style:family="text">
      <style:text-properties style:use-window-font-color="true" loext:opacity="0%" style:font-name="Calibri1" fo:language="fr" fo:country="FR" style:text-underline-style="none" fo:font-weight="normal" officeooo:rsid="001259a4" style:letter-kerning="true" style:font-weight-asian="normal" style:font-weight-complex="normal"/>
    </style:style>
    <style:style style:name="T91" style:family="text">
      <style:text-properties style:use-window-font-color="true" loext:opacity="0%" style:font-name="Calibri1" fo:language="fr" fo:country="FR" style:text-underline-style="none" fo:font-weight="bold" style:letter-kerning="true" style:font-weight-asian="bold" style:font-weight-complex="bold"/>
    </style:style>
    <style:style style:name="T92" style:family="text">
      <style:text-properties style:use-window-font-color="true" loext:opacity="0%" style:font-name="Calibri1" fo:language="fr" fo:country="FR" style:text-underline-style="none" fo:font-weight="bold" officeooo:rsid="0043ad8d" style:letter-kerning="true" style:font-weight-asian="bold" style:font-weight-complex="bold"/>
    </style:style>
    <style:style style:name="T93" style:family="text">
      <style:text-properties style:use-window-font-color="true" loext:opacity="0%" style:font-name="Calibri1" fo:language="fr" fo:country="FR" style:text-underline-style="none" fo:font-weight="bold" officeooo:rsid="004b6cc1" style:letter-kerning="true" style:font-weight-asian="bold" style:font-weight-complex="bold"/>
    </style:style>
    <style:style style:name="T94" style:family="text">
      <style:text-properties style:use-window-font-color="true" loext:opacity="0%" style:font-name="Calibri1" fo:language="fr" fo:country="FR" style:text-underline-style="none" fo:font-weight="bold" officeooo:rsid="004e238d" style:letter-kerning="true" style:font-weight-asian="bold" style:font-weight-complex="bold"/>
    </style:style>
    <style:style style:name="T95" style:family="text">
      <style:text-properties style:use-window-font-color="true" loext:opacity="0%" style:font-name="Calibri1" fo:language="fr" fo:country="FR" style:text-underline-style="none" fo:font-weight="bold" officeooo:rsid="004e67cf" style:letter-kerning="true" style:font-weight-asian="bold" style:font-weight-complex="bold"/>
    </style:style>
    <style:style style:name="T96" style:family="text">
      <style:text-properties style:use-window-font-color="true" loext:opacity="0%" style:font-name="Calibri1" fo:language="fr" fo:country="FR" style:text-underline-style="none" fo:font-weight="bold" officeooo:rsid="003c4318" style:letter-kerning="true" style:font-weight-asian="bold" style:font-weight-complex="bold"/>
    </style:style>
    <style:style style:name="T97" style:family="text">
      <style:text-properties style:use-window-font-color="true" loext:opacity="0%" style:font-name="Calibri1" fo:language="fr" fo:country="FR" style:text-underline-style="none" fo:font-weight="bold" officeooo:rsid="001259a4" style:letter-kerning="true" style:font-weight-asian="bold" style:font-weight-complex="bold"/>
    </style:style>
    <style:style style:name="T98" style:family="text">
      <style:text-properties style:use-window-font-color="true" loext:opacity="0%" style:font-name="Calibri1" fo:language="fr" fo:country="FR" style:text-underline-style="none" fo:font-weight="bold" officeooo:rsid="002220c7" style:letter-kerning="true" style:font-weight-asian="bold" style:font-weight-complex="bold"/>
    </style:style>
    <style:style style:name="T99" style:family="text">
      <style:text-properties style:use-window-font-color="true" loext:opacity="0%" style:font-name="Calibri1" fo:language="fr" fo:country="FR" style:text-underline-style="solid" style:text-underline-width="auto" style:text-underline-color="font-color" fo:font-weight="normal" style:letter-kerning="true" style:font-weight-asian="normal" style:font-weight-complex="normal"/>
    </style:style>
    <style:style style:name="T100" style:family="text">
      <style:text-properties style:use-window-font-color="true" loext:opacity="0%" style:font-name="Calibri1" fo:language="fr" fo:country="FR" fo:font-style="italic" style:text-underline-style="none" officeooo:rsid="0019dbc6" style:letter-kerning="true" style:font-style-asian="italic" style:font-name-complex="Calibri Light1" style:font-style-complex="italic"/>
    </style:style>
    <style:style style:name="T101" style:family="text">
      <style:text-properties style:use-window-font-color="true" loext:opacity="0%" style:font-name="Calibri1" fo:language="fr" fo:country="FR" fo:font-style="italic" style:text-underline-style="solid" style:text-underline-width="auto" style:text-underline-color="font-color" fo:font-weight="normal" officeooo:rsid="004528da" style:letter-kerning="true" style:font-style-asian="italic" style:font-weight-asian="normal" style:font-style-complex="italic" style:font-weight-complex="normal"/>
    </style:style>
    <style:style style:name="T102" style:family="text">
      <style:text-properties style:use-window-font-color="true" loext:opacity="0%" style:font-name="Calibri1" fo:language="fr" fo:country="FR" fo:font-style="italic" style:text-underline-style="solid" style:text-underline-width="auto" style:text-underline-color="font-color" fo:font-weight="normal" officeooo:rsid="0040b348" style:letter-kerning="true" style:font-style-asian="italic" style:font-weight-asian="normal" style:font-style-complex="italic" style:font-weight-complex="normal"/>
    </style:style>
    <style:style style:name="T103" style:family="text">
      <style:text-properties style:use-window-font-color="true" loext:opacity="0%" style:font-name="Calibri1" fo:language="fr" fo:country="FR" fo:font-style="italic" style:text-underline-style="solid" style:text-underline-width="auto" style:text-underline-color="font-color" fo:font-weight="normal" officeooo:rsid="0030ef5d" style:letter-kerning="true" style:font-style-asian="italic" style:font-weight-asian="normal" style:font-style-complex="italic" style:font-weight-complex="normal"/>
    </style:style>
    <style:style style:name="T104" style:family="text">
      <style:text-properties style:use-window-font-color="true" loext:opacity="0%" style:font-name="Calibri1" fo:language="fr" fo:country="FR" fo:font-style="normal" style:text-underline-style="none" fo:font-weight="bold" officeooo:rsid="004e238d" style:letter-kerning="true" style:font-style-asian="normal" style:font-weight-asian="bold" style:font-style-complex="normal" style:font-weight-complex="bold"/>
    </style:style>
    <style:style style:name="T105" style:family="text">
      <style:text-properties style:use-window-font-color="true" loext:opacity="0%" style:font-name="Calibri1" fo:language="fr" fo:country="FR" fo:font-weight="normal" officeooo:rsid="00242650" style:letter-kerning="true" style:font-weight-asian="normal" style:font-weight-complex="normal"/>
    </style:style>
    <style:style style:name="T106" style:family="text">
      <style:text-properties style:use-window-font-color="true" loext:opacity="0%" style:font-name="Calibri1" fo:language="fr" fo:country="FR" fo:font-weight="normal" officeooo:rsid="003c4318" style:letter-kerning="true" style:font-weight-asian="normal" style:font-weight-complex="normal"/>
    </style:style>
    <style:style style:name="T107" style:family="text">
      <style:text-properties style:use-window-font-color="true" loext:opacity="0%" style:font-name="Calibri1" fo:font-size="12pt" fo:language="fr" fo:country="FR" fo:font-style="italic" style:text-underline-style="none" officeooo:rsid="003c4318" style:letter-kerning="true" style:font-size-asian="12pt" style:font-style-asian="italic" style:font-name-complex="Calibri Light1" style:font-size-complex="12pt" style:font-style-complex="italic"/>
    </style:style>
    <style:style style:name="T108" style:family="text">
      <style:text-properties style:use-window-font-color="true" loext:opacity="0%" style:font-name="Calibri1" fo:font-size="12pt" fo:language="fr" fo:country="FR" style:text-underline-style="none" fo:font-weight="normal" officeooo:rsid="0058b676" style:letter-kerning="true" style:font-size-asian="12pt" style:font-weight-asian="normal" style:font-size-complex="12pt" style:font-weight-complex="normal"/>
    </style:style>
    <style:style style:name="T109" style:family="text">
      <style:text-properties style:use-window-font-color="true" loext:opacity="0%" style:font-name="Calibri1" fo:font-size="12pt" fo:language="fr" fo:country="FR" style:text-underline-style="none" fo:font-weight="normal" officeooo:rsid="003c4318" style:letter-kerning="true" style:font-size-asian="12pt" style:font-weight-asian="normal" style:font-size-complex="12pt" style:font-weight-complex="normal"/>
    </style:style>
    <style:style style:name="T110" style:family="text">
      <style:text-properties style:use-window-font-color="true" loext:opacity="0%" style:font-name="Calibri1" fo:font-size="12pt" fo:language="fr" fo:country="FR" style:text-underline-style="none" fo:font-weight="normal" officeooo:rsid="0019dbc6" style:letter-kerning="true" style:font-size-asian="12pt" style:font-weight-asian="normal" style:font-size-complex="12pt" style:font-weight-complex="normal"/>
    </style:style>
    <style:style style:name="T111" style:family="text">
      <style:text-properties style:use-window-font-color="true" loext:opacity="0%" style:font-name="Calibri1" fo:font-size="12pt" fo:language="fr" fo:country="FR" style:text-underline-style="none" officeooo:rsid="000f63d9" style:letter-kerning="true" style:font-size-asian="12pt" style:font-size-complex="12pt"/>
    </style:style>
    <style:style style:name="T112" style:family="text">
      <style:text-properties style:use-window-font-color="true" loext:opacity="0%" style:font-name="Calibri1" fo:font-size="12pt" fo:language="fr" fo:country="FR" style:text-underline-style="none" officeooo:rsid="003c4318" style:letter-kerning="true" style:font-size-asian="12pt" style:font-size-complex="12pt"/>
    </style:style>
    <style:style style:name="T113" style:family="text">
      <style:text-properties style:use-window-font-color="true" loext:opacity="0%" fo:language="fr" fo:country="FR" style:text-underline-style="none" fo:font-weight="bold" style:letter-kerning="true" style:font-weight-asian="bold" style:font-weight-complex="bold"/>
    </style:style>
    <style:style style:name="T114" style:family="text">
      <style:text-properties style:use-window-font-color="true" loext:opacity="0%" fo:language="fr" fo:country="FR" style:text-underline-style="none" fo:font-weight="bold" officeooo:rsid="003c4318" style:letter-kerning="true" style:font-weight-asian="bold" style:font-weight-complex="bold"/>
    </style:style>
    <style:style style:name="T115" style:family="text">
      <style:text-properties style:use-window-font-color="true" loext:opacity="0%" fo:language="fr" fo:country="FR" style:text-underline-style="none" fo:font-weight="bold" officeooo:rsid="000d98fd" style:letter-kerning="true" style:font-weight-asian="bold" style:font-weight-complex="bold"/>
    </style:style>
    <style:style style:name="T116" style:family="text">
      <style:text-properties style:use-window-font-color="true" loext:opacity="0%" fo:language="fr" fo:country="FR" style:text-underline-style="none" fo:font-weight="bold" officeooo:rsid="0038442d" style:letter-kerning="true" style:font-weight-asian="bold" style:font-weight-complex="bold"/>
    </style:style>
    <style:style style:name="T117" style:family="text">
      <style:text-properties style:use-window-font-color="true" loext:opacity="0%" fo:language="fr" fo:country="FR" style:text-underline-style="none" fo:font-weight="bold" officeooo:rsid="0058147e" style:letter-kerning="true" style:font-weight-asian="bold" style:font-weight-complex="bold"/>
    </style:style>
    <style:style style:name="T118" style:family="text">
      <style:text-properties style:use-window-font-color="true" loext:opacity="0%" fo:language="fr" fo:country="FR" style:text-underline-style="none" style:letter-kerning="true"/>
    </style:style>
    <style:style style:name="T119" style:family="text">
      <style:text-properties style:use-window-font-color="true" loext:opacity="0%" fo:language="fr" fo:country="FR" style:text-underline-style="none" officeooo:rsid="003c4318" style:letter-kerning="true"/>
    </style:style>
    <style:style style:name="T120" style:family="text">
      <style:text-properties style:use-window-font-color="true" loext:opacity="0%" fo:language="fr" fo:country="FR" style:text-underline-style="none" officeooo:rsid="0038442d" style:letter-kerning="true"/>
    </style:style>
    <style:style style:name="T121" style:family="text">
      <style:text-properties style:use-window-font-color="true" loext:opacity="0%" fo:language="fr" fo:country="FR" style:text-underline-style="none" fo:font-weight="normal" officeooo:rsid="00482248" style:letter-kerning="true" fo:background-color="transparent" loext:char-shading-value="0" style:font-weight-asian="normal" style:font-weight-complex="normal"/>
    </style:style>
    <style:style style:name="T122" style:family="text">
      <style:text-properties style:use-window-font-color="true" loext:opacity="0%" fo:language="fr" fo:country="FR" style:text-underline-style="none" fo:font-weight="normal" officeooo:rsid="0019dbc6" style:letter-kerning="true" style:font-weight-asian="normal" style:font-weight-complex="normal"/>
    </style:style>
    <style:style style:name="T123" style:family="text">
      <style:text-properties style:use-window-font-color="true" loext:opacity="0%" fo:language="fr" fo:country="FR" style:letter-kerning="true"/>
    </style:style>
    <style:style style:name="T124" style:family="text">
      <style:text-properties style:use-window-font-color="true" loext:opacity="0%" fo:language="fr" fo:country="FR" officeooo:rsid="000dc8bc" style:letter-kerning="true"/>
    </style:style>
    <style:style style:name="T125" style:family="text">
      <style:text-properties style:use-window-font-color="true" loext:opacity="0%" fo:language="fr" fo:country="FR" officeooo:rsid="003c4318" style:letter-kerning="true"/>
    </style:style>
    <style:style style:name="T126" style:family="text">
      <style:text-properties style:use-window-font-color="true" loext:opacity="0%" fo:language="fr" fo:country="FR" officeooo:rsid="0043ad8d" style:letter-kerning="true"/>
    </style:style>
    <style:style style:name="T127" style:family="text">
      <style:text-properties style:use-window-font-color="true" loext:opacity="0%" fo:language="fr" fo:country="FR" officeooo:rsid="000d49ad" style:letter-kerning="true"/>
    </style:style>
    <style:style style:name="T128" style:family="text">
      <style:text-properties style:use-window-font-color="true" loext:opacity="0%" fo:language="fr" fo:country="FR" fo:font-weight="bold" style:letter-kerning="true" style:font-weight-asian="bold" style:font-weight-complex="bold"/>
    </style:style>
    <style:style style:name="T129" style:family="text">
      <style:text-properties style:use-window-font-color="true" loext:opacity="0%" fo:language="fr" fo:country="FR" fo:font-weight="bold" officeooo:rsid="000f63d9" style:letter-kerning="true" style:font-weight-asian="bold" style:font-weight-complex="bold"/>
    </style:style>
    <style:style style:name="T130" style:family="text">
      <style:text-properties style:use-window-font-color="true" loext:opacity="0%" fo:language="fr" fo:country="FR" fo:font-weight="bold" officeooo:rsid="0058147e" style:letter-kerning="true" style:font-weight-asian="bold" style:font-weight-complex="bold"/>
    </style:style>
    <style:style style:name="T131" style:family="text">
      <style:text-properties style:use-window-font-color="true" loext:opacity="0%" fo:language="fr" fo:country="FR" style:text-underline-style="solid" style:text-underline-width="auto" style:text-underline-color="font-color" officeooo:rsid="000d49ad" style:letter-kerning="true"/>
    </style:style>
    <style:style style:name="T132" style:family="text">
      <style:text-properties style:use-window-font-color="true" loext:opacity="0%" fo:language="fr" fo:country="FR" style:text-underline-style="solid" style:text-underline-width="auto" style:text-underline-color="font-color" officeooo:rsid="001a2eda" style:letter-kerning="true"/>
    </style:style>
    <style:style style:name="T133" style:family="text">
      <style:text-properties style:use-window-font-color="true" loext:opacity="0%" fo:language="fr" fo:country="FR" style:text-underline-style="solid" style:text-underline-width="auto" style:text-underline-color="font-color" officeooo:rsid="0038442d" style:letter-kerning="true"/>
    </style:style>
    <style:style style:name="T134" style:family="text">
      <style:text-properties style:font-name="Calibri1" fo:language="fr" fo:country="FR" fo:font-weight="bold" style:letter-kerning="true" style:font-weight-asian="bold" style:font-weight-complex="bold"/>
    </style:style>
    <style:style style:name="T135" style:family="text">
      <style:text-properties style:font-name="Calibri1" fo:language="fr" fo:country="FR" fo:font-weight="bold" officeooo:rsid="0057792f" style:letter-kerning="true" style:font-weight-asian="bold" style:font-weight-complex="bold"/>
    </style:style>
    <style:style style:name="T136" style:family="text">
      <style:text-properties style:font-name="Calibri1" fo:language="fr" fo:country="FR" fo:font-weight="bold" officeooo:rsid="00541021" style:letter-kerning="true" style:font-weight-asian="bold" style:font-weight-complex="bold"/>
    </style:style>
    <style:style style:name="T137" style:family="text">
      <style:text-properties style:font-name="Calibri1" fo:language="fr" fo:country="FR" fo:font-weight="bold" officeooo:rsid="001259a4" style:letter-kerning="true" style:font-weight-asian="bold" style:font-weight-complex="bold"/>
    </style:style>
    <style:style style:name="T138" style:family="text">
      <style:text-properties style:font-name="Calibri1" fo:language="fr" fo:country="FR" fo:font-weight="bold" officeooo:rsid="003c4318" style:letter-kerning="true" style:font-weight-asian="bold" style:font-weight-complex="bold"/>
    </style:style>
    <style:style style:name="T139" style:family="text">
      <style:text-properties style:font-name="Calibri1" fo:language="fr" fo:country="FR" style:letter-kerning="true"/>
    </style:style>
    <style:style style:name="T140" style:family="text">
      <style:text-properties style:font-name="Calibri1" fo:language="fr" fo:country="FR" officeooo:rsid="001259a4" style:letter-kerning="true"/>
    </style:style>
    <style:style style:name="T141" style:family="text">
      <style:text-properties style:font-name="Calibri1" fo:language="fr" fo:country="FR" officeooo:rsid="00527fa4" style:letter-kerning="true"/>
    </style:style>
    <style:style style:name="T142" style:family="text">
      <style:text-properties style:font-name="Calibri1" fo:language="fr" fo:country="FR" officeooo:rsid="003c4318" style:letter-kerning="true"/>
    </style:style>
    <style:style style:name="T143" style:family="text">
      <style:text-properties style:font-name="Calibri1" fo:language="fr" fo:country="FR" fo:font-weight="normal" officeooo:rsid="003c4318" style:letter-kerning="true" style:font-weight-asian="normal" style:font-weight-complex="normal"/>
    </style:style>
    <style:style style:name="T144" style:family="text">
      <style:text-properties style:font-name="Calibri Light" style:font-name-complex="Calibri Light1"/>
    </style:style>
    <style:style style:name="T145" style:family="text">
      <style:text-properties fo:font-size="12pt" fo:language="fr" fo:country="FR" officeooo:rsid="001efca8" style:letter-kerning="true" style:font-size-asian="12pt" style:font-name-complex="Calibri Light1" style:font-size-complex="12pt"/>
    </style:style>
    <style:style style:name="T146" style:family="text">
      <style:text-properties fo:font-size="12pt" fo:language="fr" fo:country="FR" officeooo:rsid="00419f2d" style:letter-kerning="true" style:font-size-asian="12pt" style:font-name-complex="Calibri Light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6">Bibliothèque de tutoriels vidéographiques pour le logiciel Jamovi</text:span></text:p>
      <text:p text:style-name="P23" loext:marker-style-name="T1"><text:span text:style-name="T48"/></text:p>
      <text:p text:style-name="P23" loext:marker-style-name="T1"><text:span text:style-name="T48"/></text:p>
      <text:p text:style-name="P35" loext:marker-style-name="T1"><text:span text:style-name="T49">Partie</text:span><text:span text:style-name="T48"> : Installation</text:span></text:p>
      <text:p text:style-name="P2" loext:marker-style-name="T1"><text:span text:style-name="T29">1. </text:span><text:span text:style-name="T30">T</text:span><text:span text:style-name="T29">éléchargement :</text:span></text:p>
      <text:p text:style-name="P37" loext:marker-style-name="T1"><text:a xlink:type="simple" xlink:href="https://www.youtube.com/watch?v=DM4bwuc2evw" text:style-name="Internet_20_link" text:visited-style-name="Visited_20_Internet_20_Link"><text:span text:style-name="T52">https://www.youtube.com/watch?v=DM4bwuc2evw</text:span></text:a><text:span text:style-name="T69"> </text:span><text:span text:style-name="T70">(</text:span><text:span text:style-name="T71">pour </text:span><text:span text:style-name="T70">WINDOWS) </text:span><text:span text:style-name="T72">(en anglais)</text:span></text:p>
      <text:p text:style-name="P37" loext:marker-style-name="T1"><text:a xlink:type="simple" xlink:href="https://www.youtube.com/watch?v=YEszG7HwzGM" text:style-name="Internet_20_link" text:visited-style-name="Visited_20_Internet_20_Link"><text:span text:style-name="T52">https://www.youtube.com/watch?v=YEszG7HwzGM</text:span></text:a><text:span text:style-name="T69"> </text:span><text:span text:style-name="T70">(pour MAC) <text:s/></text:span><text:span text:style-name="T72">(en anglais)</text:span></text:p>
      <text:p text:style-name="P40" loext:marker-style-name="T1"><text:span text:style-name="T96"/></text:p>
      <text:p text:style-name="P25" loext:marker-style-name="T1"><text:span text:style-name="T2"/></text:p>
      <text:p text:style-name="P25" loext:marker-style-name="T1"><text:span text:style-name="T2"/></text:p>
      <text:p text:style-name="P53" loext:marker-style-name="T1"><text:span text:style-name="T9">Partie</text:span><text:span text:style-name="T6"> : Prise en main général</text:span></text:p>
      <text:p text:style-name="P27" loext:marker-style-name="T1"><text:span text:style-name="T117">1</text:span><text:span text:style-name="T113">. Ouvrir un fichier :</text:span></text:p>
      <text:p text:style-name="P27" loext:marker-style-name="T1"><text:a xlink:type="simple" xlink:href="https://www.youtube.com/watch?v=R0uE4LlHeac" text:style-name="Internet_20_link" text:visited-style-name="Visited_20_Internet_20_Link"><text:span text:style-name="T66">https://www.youtube.com/watch?v=R0uE4LlHeac</text:span></text:a><text:span text:style-name="T123"> </text:span><text:span text:style-name="T124">(à partir de 1min48) </text:span><text:span text:style-name="T125">(en anglais</text:span><text:span text:style-name="T126">)</text:span></text:p>
      <text:p text:style-name="P10" loext:marker-style-name="T1"><text:span text:style-name="T26">2</text:span><text:span text:style-name="T7">. </text:span><text:span text:style-name="T6">Navig</text:span><text:span text:style-name="T8">ation</text:span><text:span text:style-name="T6"> dans </text:span><text:span text:style-name="T8">le logiciel</text:span><text:span text:style-name="T6"> :</text:span></text:p>
      <text:p text:style-name="P41" loext:marker-style-name="T1"><text:a xlink:type="simple" xlink:href="https://www.youtube.com/watch?v=e2Wc2wpWk4Y&amp;list=PLkk92zzyru5OAtc_ItUubaSSq6S_TGfRn&amp;index=3" text:style-name="Internet_20_link" text:visited-style-name="Visited_20_Internet_20_Link"><text:span text:style-name="T63">https://www.youtube.com/watch?v=e2Wc2wpWk4Y&amp;list=PLkk92zzyru5OAtc_ItUubaSSq6S_TGfRn&amp;index=3</text:span></text:a><text:span text:style-name="T105"> </text:span><text:span text:style-name="T106">(en anglais)</text:span></text:p>
      <text:p text:style-name="P24" loext:marker-style-name="T1"><text:span text:style-name="T130">3</text:span><text:span text:style-name="T129">. </text:span><text:span text:style-name="T128">Renommer une variable :</text:span></text:p>
      <text:p text:style-name="P42" loext:marker-style-name="T1"><text:a xlink:type="simple" xlink:href="https://www.youtube.com/watch?v=Lrve9aOBf1Q&amp;list=PLq3CEj4n3-fZm2zg1Xgj8kTxE8Dx_KJPF" text:style-name="Internet_20_link" text:visited-style-name="Visited_20_Internet_20_Link"><text:span text:style-name="T53">https://www.youtube.com/watch?v=Lrve9aOBf1Q&amp;list=PLq3CEj4n3-fZm2zg1Xgj8kTxE8Dx_KJPF</text:span></text:a><text:span text:style-name="T73"> </text:span><text:span text:style-name="T74">(en anglais)</text:span></text:p>
      <text:p text:style-name="P11" loext:marker-style-name="T1"><text:span text:style-name="T26">4</text:span><text:span text:style-name="T11">. </text:span><text:span text:style-name="T6">Supprimer une variable :</text:span></text:p>
      <text:p text:style-name="P42" loext:marker-style-name="T1"><text:a xlink:type="simple" xlink:href="https://www.youtube.com/watch?v=yAHvqFkkkwM&amp;list=PLq3CEj4n3" text:style-name="Internet_20_link" text:visited-style-name="Visited_20_Internet_20_Link"><text:span text:style-name="T53">https://www.youtube.com/watch?v=yAHvqFkkkwM&amp;list=PLq3CEj4n3</text:span></text:a><text:a xlink:type="simple" xlink:href="https://www.youtube.com/watch?v=yAHvqFkkkwM&amp;list=PLq3CEj4n3-fZm2zg1Xgj8kTxE8Dx_KJPF&amp;index=7" text:style-name="Internet_20_link" text:visited-style-name="Visited_20_Internet_20_Link"><text:span text:style-name="T53"> fZm2zg1Xgj8kTxE8Dx_KJPF&amp;index=</text:span><text:span text:style-name="T74">7</text:span></text:a><text:span text:style-name="T74"> (en anglais)</text:span></text:p>
      <text:p text:style-name="P11" loext:marker-style-name="T1"><text:span text:style-name="T26">5</text:span><text:span text:style-name="T11">. </text:span><text:span text:style-name="T12">Supprimer une </text:span><text:span text:style-name="T8">ligne</text:span><text:span text:style-name="T12"> :</text:span></text:p>
      <text:p text:style-name="P42" loext:marker-style-name="T1"><text:a xlink:type="simple" xlink:href="https://www.youtube.com/watch?v=OiKs-zAib_I&amp;list=PLq3CEj4n3-fZm2zg1Xgj8kTxE8Dx_KJPF&amp;index=8" text:style-name="Internet_20_link" text:visited-style-name="Visited_20_Internet_20_Link"><text:span text:style-name="T53">https://www.youtube.com/watch?v=OiKs-zAib_I&amp;list=PLq3CEj4n3-fZm2zg1Xgj8kTxE8Dx_KJPF&amp;index=8</text:span></text:a><text:span text:style-name="T73"> </text:span><text:span text:style-name="T74">(en anglais)</text:span></text:p>
      <text:p text:style-name="P29" loext:marker-style-name="T1"><text:span text:style-name="T117">6</text:span><text:span text:style-name="T114">. </text:span><text:span text:style-name="T113">Insérer une variable supplémentaire :</text:span></text:p>
      <text:p text:style-name="P42" loext:marker-style-name="T1"><text:a xlink:type="simple" xlink:href="https://www.youtube.com/watch?v=FszW5TAPVSw&amp;list=PLq3CEj4n3-fZm2zg1Xgj8kTxE8Dx_KJPF&amp;index=5" text:style-name="Internet_20_link" text:visited-style-name="Visited_20_Internet_20_Link"><text:span text:style-name="T59">https://www.youtube.com/watch?v=FszW5TAPVSw&amp;list=PLq3CEj4n3-fZm2zg1Xgj8kTxE8Dx_KJPF&amp;index=5</text:span></text:a><text:span text:style-name="T83"> </text:span><text:span text:style-name="T84">(en anglais)</text:span></text:p>
      <text:p text:style-name="P30" loext:marker-style-name="T1"><text:span text:style-name="T117">7</text:span><text:span text:style-name="T113">. Insérer une ligne :</text:span></text:p>
      <text:p text:style-name="P30" loext:marker-style-name="T1"><text:a xlink:type="simple" xlink:href="https://www.youtube.com/watch?v=qE3X761SrSs&amp;list=PLq3CEj4n3-fZm2zg1Xgj8kTxE8Dx_KJPF&amp;index=6" text:style-name="Internet_20_link" text:visited-style-name="Visited_20_Internet_20_Link"><text:span text:style-name="T67">https://www.youtube.com/watch?v=qE3X761SrSs&amp;list=PLq3CEj4n3-fZm2zg1Xgj8kTxE8Dx_KJPF&amp;index=6</text:span></text:a><text:span text:style-name="T118"> </text:span><text:span text:style-name="T119">(en anglais)</text:span></text:p>
      <text:p text:style-name="P33" loext:marker-style-name="T1"><text:span text:style-name="T117">8</text:span><text:span text:style-name="T115">. </text:span><text:span text:style-name="T116">Comprendre les différents types de variables (en anglais)</text:span></text:p>
      <text:p text:style-name="P43" loext:marker-style-name="T1"><text:a xlink:type="simple" xlink:href="https://www.youtube.com/watch?v=7tlvuYO76Ok&amp;list=PLkk92zzyru5OAtc_ItUubaSSq6S_TGfRn&amp;index=12" text:style-name="Internet_20_link" text:visited-style-name="Visited_20_Internet_20_Link"><text:span text:style-name="T54">https://www.youtube.com/watch?v=7tlvuYO76Ok&amp;list=PLkk92zzyru5OAtc_ItUubaSSq6S_TGfRn&amp;index=12</text:span><text:span text:style-name="T75"> </text:span></text:a><text:span text:style-name="T74">(en anglais)</text:span></text:p>
      <text:p text:style-name="P4" loext:marker-style-name="T1"><text:span text:style-name="T38">9</text:span><text:span text:style-name="T31">. Renommer les modalités d'une variable (en anglais)</text:span></text:p>
      <text:p text:style-name="P58" loext:marker-style-name="T1"><text:a xlink:type="simple" xlink:href="https://www.youtube.com/watch?v=7tlvuYO76Ok&amp;t=251s" text:style-name="Internet_20_link" text:visited-style-name="Visited_20_Internet_20_Link"><text:span text:style-name="T65">https://www.youtube.com/watch?v=7tlvuYO76Ok&amp;t=251s</text:span></text:a><text:span text:style-name="T111"> </text:span><text:span text:style-name="T112">(en anglais)</text:span></text:p>
      <text:p text:style-name="P44" loext:marker-style-name="T1"><text:span text:style-name="T96">10.</text:span><text:span text:style-name="T74"> </text:span><text:span text:style-name="T96">Rajouter un module supplémentaire (en anglais)</text:span></text:p>
      <text:p text:style-name="P59" loext:marker-style-name="T1"><text:a xlink:type="simple" xlink:href="https://www.youtube.com/watch?v=K09zXUElDko&amp;list=PLq3CEj4n3-fZm2zg1Xgj8kTxE8Dx_KJPF&amp;index=16" text:style-name="Internet_20_link" text:visited-style-name="Visited_20_Internet_20_Link"><text:span text:style-name="T65">https://www.youtube.com/watch?v=K09zXUElDko&amp;list=PLq3CEj4n3-fZm2zg1Xgj8kTxE8Dx_KJPF&amp;index=16</text:span><text:span text:style-name="T108"> </text:span></text:a><text:span text:style-name="T109">(en anglais)</text:span></text:p>
      <text:p text:style-name="P51" loext:marker-style-name="T1"><text:span text:style-name="T74">11. Gérer les valeurs manquantes (en anglais)</text:span></text:p>
      <text:p text:style-name="P58" loext:marker-style-name="T1"><text:a xlink:type="simple" xlink:href="https://www.youtube.com/watch?v=Dmys13OvlRE" text:style-name="Internet_20_link" text:visited-style-name="Visited_20_Internet_20_Link"><text:span text:style-name="T65">https://www.youtube.com/watch?v=Dmys13OvlRE</text:span></text:a></text:p>
      <text:p text:style-name="P25" loext:marker-style-name="T1"/>
      <text:p text:style-name="P26" loext:marker-style-name="T1"><text:span text:style-name="T2"/></text:p>
      <text:p text:style-name="P53" loext:marker-style-name="T1"><text:span text:style-name="T9">Partie</text:span><text:span text:style-name="T6"> :</text:span><text:span text:style-name="T12"> </text:span><text:span text:style-name="T13">Étude des statistiques descriptives</text:span></text:p>
      <text:p text:style-name="P37" loext:marker-style-name="T1"><text:span text:style-name="T92">&gt; </text:span><text:span text:style-name="T93">Réalisation d’un tri à plat</text:span><text:span text:style-name="T92"> : </text:span><text:span text:style-name="T99"><text:s/></text:span><text:a xlink:type="simple" xlink:href="https://www.youtube.com/watch?v=8ABX8O9Plm0" text:style-name="Internet_20_link" text:visited-style-name="Visited_20_Internet_20_Link"><text:span text:style-name="T58">https://www.youtube.com/watch?v=8ABX8O9Plm0</text:span></text:a></text:p>
      <text:p text:style-name="P18" loext:marker-style-name="T1"><text:span text:style-name="T40">1. </text:span><text:span text:style-name="T41">pour des indicateurs quantitatifs </text:span><text:span text:style-name="T14">(de 0 à 4 min46) <text:s text:c="3"/></text:span><text:span text:style-name="T15">(en français)</text:span></text:p>
      <text:p text:style-name="P19" loext:marker-style-name="T1"><text:span text:style-name="T40">2. pour des indicateurs qualitatifs</text:span><text:span text:style-name="T42"> </text:span><text:span text:style-name="T43">(</text:span><text:span text:style-name="T42">de 4</text:span><text:span text:style-name="T6"> min46 à 5min 59)</text:span></text:p>
      <text:p text:style-name="P34" loext:marker-style-name="T1"><text:span text:style-name="T131">3. pour des </text:span><text:span text:style-name="T132">comparaisons </text:span><text:span text:style-name="T133">des statistiques descriptives de deux variables</text:span><text:span text:style-name="T120"> </text:span><text:span text:style-name="T127">(de 6min17 à 8 min 14)</text:span></text:p>
      <text:p text:style-name="P34" loext:marker-style-name="T1"><text:soft-page-break/><text:span text:style-name="T3"/></text:p>
      <text:p text:style-name="P54" loext:marker-style-name="T1"><text:span text:style-name="T32">Partie</text:span><text:span text:style-name="T28"> : Relation entre variables quantitatives</text:span></text:p>
      <text:p text:style-name="P28" loext:marker-style-name="T1"><text:span text:style-name="T113">1. Réalisation d’un test de corrélations</text:span><text:span text:style-name="T118"> :</text:span></text:p>
      <text:p text:style-name="P28" loext:marker-style-name="T1"><text:a xlink:type="simple" xlink:href="https://www.youtube.com/watch?v=YuYvM38vgo4" text:style-name="Internet_20_link" text:visited-style-name="Visited_20_Internet_20_Link"><text:span text:style-name="T68">https://www.youtube.com/watch?v=YuYvM38vgo4</text:span></text:a><text:span text:style-name="T68"> </text:span><text:span text:style-name="T121">(en français)</text:span></text:p>
      <text:p text:style-name="P28" loext:marker-style-name="T1"><text:span text:style-name="T121"/></text:p>
      <text:p text:style-name="P5" loext:marker-style-name="T1"><text:span text:style-name="T33">2</text:span><text:span text:style-name="T28">. Réalis</text:span><text:span text:style-name="T34">ation d’</text:span><text:span text:style-name="T28">une régression linéaire</text:span><text:span text:style-name="T6"> :</text:span></text:p>
      <text:p text:style-name="P45" loext:marker-style-name="T1"><text:a xlink:type="simple" xlink:href="https://www.youtube.com/watch?v=_5AVGuEzCXc&amp;list=PLkk92zzyru5OAtc_ItUubaSSq6S_TGfRn&amp;index=39" text:style-name="Internet_20_link" text:visited-style-name="Visited_20_Internet_20_Link"><text:span text:style-name="T53">https://www.youtube.com/watch?v=_5AVGuEzCXc&amp;list=PLkk92zzyru5OAtc_ItUubaSSq6S_TGfRn&amp;index=39</text:span></text:a><text:span text:style-name="T73"> <text:s/></text:span><text:span text:style-name="T76">(à partir de 1 min 32) </text:span><text:span text:style-name="T85">(en anglais)</text:span></text:p>
      <text:p text:style-name="P13" loext:marker-style-name="T1"><text:span text:style-name="T6">3</text:span><text:span text:style-name="T16">. </text:span><text:span text:style-name="T6">Réalisation d’un diagramme de dispersion et d’une droite de régression :</text:span></text:p>
      <text:p text:style-name="P46" loext:marker-style-name="T1"><text:a xlink:type="simple" xlink:href="https://www.youtube.com/watch?v=I6qErdKsXYc" text:style-name="Internet_20_link" text:visited-style-name="Visited_20_Internet_20_Link"><text:span text:style-name="T60">https://www.youtube.com/watch?v=I6qErdKsXYc</text:span></text:a><text:span text:style-name="T86"> </text:span><text:span text:style-name="T85">(en anglais</text:span><text:span text:style-name="T87">)</text:span></text:p>
      <text:p text:style-name="P46" loext:marker-style-name="T1"><text:span text:style-name="T87"/></text:p>
      <text:p text:style-name="P46" loext:marker-style-name="T1"><text:span text:style-name="T87"/></text:p>
      <text:p text:style-name="P53" loext:marker-style-name="T1"><text:span text:style-name="T9">Partie</text:span><text:span text:style-name="T6"> : </text:span><text:span text:style-name="T17">R</text:span><text:span text:style-name="T18">elation entre variables </text:span><text:span text:style-name="T19">qualitatives</text:span></text:p>
      <text:p text:style-name="P6" loext:marker-style-name="T1"><text:span text:style-name="T28">Réalis</text:span><text:span text:style-name="T34">ation d’</text:span><text:span text:style-name="T28">un test de C</text:span><text:span text:style-name="T35">hi</text:span><text:span text:style-name="T28">2 </text:span><text:span text:style-name="T6">:</text:span></text:p>
      <text:p text:style-name="P43" loext:marker-style-name="T1"><text:a xlink:type="simple" xlink:href="https://www.youtube.com/watch?v=XB2oJHbLymM" text:style-name="Internet_20_link" text:visited-style-name="Visited_20_Internet_20_Link"><text:span text:style-name="T53">https://www.youtube.com/watch?v=XB2oJHbLymM</text:span></text:a><text:span text:style-name="T73"> </text:span><text:span text:style-name="T77">(en français)</text:span></text:p>
      <text:p text:style-name="P43" loext:marker-style-name="T1"><text:span text:style-name="T5"/></text:p>
      <text:p text:style-name="P43" loext:marker-style-name="T1"><text:span text:style-name="T5"/></text:p>
      <text:p text:style-name="P55" loext:marker-style-name="T1"><text:span text:style-name="T135">Partie</text:span><text:span text:style-name="T134"> : Recodage </text:span><text:span text:style-name="T136">et variables transformées</text:span></text:p>
      <text:p text:style-name="P11" loext:marker-style-name="T1"><text:span text:style-name="T20"/></text:p>
      <text:p text:style-name="P12" loext:marker-style-name="T1"><text:span text:style-name="T20">1. Transformer une variable </text:span><text:span text:style-name="T27">numérique</text:span><text:span text:style-name="T20"> en variable catégorielle (en anglais)</text:span></text:p>
      <text:p text:style-name="P57" loext:marker-style-name="T1"><text:a xlink:type="simple" xlink:href="https://www.youtube.com/watch?v=moIsRlUZabw&amp;list=PLkk92zzyru5OAtc_ItUubaSSq6S_TGfRn&amp;index=16" text:style-name="Internet_20_link" text:visited-style-name="Visited_20_Internet_20_Link"><text:span text:style-name="T62">https://www.youtube.com/watch?v=moIsRlUZabw&amp;list=PLkk92zzyru5OAtc_ItUubaSSq6S_TGfRn&amp;index=16</text:span></text:a><text:span text:style-name="T88"> </text:span><text:span text:style-name="T84">(en anglais)</text:span></text:p>
      <text:p text:style-name="P57" loext:marker-style-name="T1"><text:span text:style-name="T74">2. Transformer et recoder une variable qualitative (en français)</text:span></text:p>
      <text:p text:style-name="P32" loext:marker-style-name="T1"><text:a xlink:type="simple" xlink:href="https://www.youtube.com/watch?v=q0tToM2-Lrs" text:style-name="Internet_20_link" text:visited-style-name="Visited_20_Internet_20_Link"><text:span text:style-name="T122">https://www.youtube.com/watch?v=q0tToM2-Lrs</text:span></text:a></text:p>
      <text:p text:style-name="P14" loext:marker-style-name="T1"><text:span text:style-name="T20">3. Supprimer « artificiellement » des observations grâce à un filtre (en anglais)</text:span></text:p>
      <text:p text:style-name="P60" loext:marker-style-name="T1"><text:a xlink:type="simple" xlink:href="https://www.youtube.com/watch?v=UfJ6HJHmKL8" text:style-name="Internet_20_link" text:visited-style-name="Visited_20_Internet_20_Link"><text:span text:style-name="T110">https://www.youtube.com/watch?v=UfJ6HJHmKL8</text:span></text:a></text:p>
      <text:p text:style-name="P20" loext:marker-style-name="T144"><text:span text:style-name="T23">4. </text:span><text:span text:style-name="T145">Calculer </text:span><text:span text:style-name="T146">l’</text:span><text:span text:style-name="T145">alpha de Cronbach</text:span></text:p>
      <text:p text:style-name="P47" loext:marker-style-name="T1"><text:a xlink:type="simple" xlink:href="https://www.youtube.com/watch?v=h0vXzxFFcGw" text:style-name="Internet_20_link" text:visited-style-name="Visited_20_Internet_20_Link"><text:span text:style-name="T53">https://www.youtube.com/watch?v=h0vXzxFFcGw</text:span></text:a><text:span text:style-name="T73"> </text:span><text:span text:style-name="T74">(en anglais)</text:span></text:p>
      <text:p text:style-name="P52" loext:marker-style-name="T1"><text:span text:style-name="T74">5. Calculer un score à partir de plusieurs variables (en français)</text:span></text:p>
      <text:p text:style-name="P48" loext:marker-style-name="T1"><text:a xlink:type="simple" xlink:href="https://www.youtube.com/watch?v=-9cI5g1saFE" text:style-name="Internet_20_link" text:visited-style-name="Visited_20_Internet_20_Link"><text:span text:style-name="T143">https://www.youtube.com/watch?v=-9cI5g1saFE</text:span></text:a></text:p>
      <text:p text:style-name="P48" loext:marker-style-name="T1"><text:span text:style-name="T138">6. Introduire des conditions pour le calcul d'une nouvelle variable (en français)</text:span></text:p>
      <text:p text:style-name="P48" loext:marker-style-name="T1"><text:a xlink:type="simple" xlink:href="https://www.youtube.com/watch?v=V-H2hFL8SUI" text:style-name="Internet_20_link" text:visited-style-name="Visited_20_Internet_20_Link"><text:span text:style-name="T143">https://www.youtube.com/watch?v=V-H2hFL8SUI</text:span></text:a></text:p>
      <text:p text:style-name="P48" loext:marker-style-name="T1"><text:span text:style-name="T143"/></text:p>
      <text:p text:style-name="P31" loext:marker-style-name="T1"><text:span text:style-name="T4"/></text:p>
      <text:p text:style-name="P36" loext:marker-style-name="T1"><text:span text:style-name="T51">Partie</text:span><text:span text:style-name="T50"> : Visualisation des données</text:span></text:p>
      <text:p text:style-name="P16" loext:marker-style-name="T1"><text:span text:style-name="T24">1.</text:span><text:span text:style-name="T25"> </text:span><text:span text:style-name="T24">Réalisation d’un diagramme en barre</text:span></text:p>
      <text:p text:style-name="P38" loext:marker-style-name="T1"><text:a xlink:type="simple" xlink:href="https://www.youtube.com/watch?v=SGtGAISq4kA&amp;list=PLkk92zzyru5OAtc_ItUubaSSq6S_TGfRn&amp;index=24" text:style-name="Internet_20_link" text:visited-style-name="Visited_20_Internet_20_Link"><text:span text:style-name="T55">https://www.youtube.com/watch?v=SGtGAISq4kA&amp;list=PLkk92zzyru5OAtc_ItUubaSSq6S_TGfRn&amp;index=24</text:span></text:a><text:span text:style-name="T78"> </text:span><text:span text:style-name="T74">(en anglais)</text:span></text:p>
      <text:p text:style-name="P3" loext:marker-style-name="T1"><text:span text:style-name="T36">2. Réalisation d’un diagramme circulaire (en français)</text:span></text:p>
      <text:p text:style-name="P3" loext:marker-style-name="T1"><text:a xlink:type="simple" xlink:href="https://www.youtube.com/watch?v=hhvgy6pRmc0" text:style-name="Internet_20_link" text:visited-style-name="Visited_20_Internet_20_Link"><text:span text:style-name="T46">https://www.youtube.com/watch?v=hhvgy6pRmc0</text:span></text:a></text:p>
      <text:p text:style-name="P8" loext:marker-style-name="T1"><text:span text:style-name="T97">3. </text:span><text:span text:style-name="T98">Réalisation d’un histogramme</text:span></text:p>
      <text:p text:style-name="P39" loext:marker-style-name="T1"><text:a xlink:type="simple" xlink:href="https://www.youtube.com/watch?v=10oomNrNe6w&amp;t=36s" text:style-name="Internet_20_link" text:visited-style-name="Visited_20_Internet_20_Link"><text:span text:style-name="T143">https://www.youtube.com/watch?v=10oomNrNe6w&amp;t=36s</text:span></text:a></text:p>
      <text:p text:style-name="P17" loext:marker-style-name="T1"><text:span text:style-name="T25">4. </text:span><text:span text:style-name="T6">Réalisation d’une courbe </text:span><text:span text:style-name="T27">et/ou</text:span><text:span text:style-name="T6"> d’un nuage de points</text:span></text:p>
      <text:p text:style-name="P45" loext:marker-style-name="T1"><text:a xlink:type="simple" xlink:href="https://www.youtube.com/watch?v=I6qErdKsXYc" text:style-name="Internet_20_link" text:visited-style-name="Visited_20_Internet_20_Link"><text:span text:style-name="T53">https://www.youtube.com/watch?v=I6qErdKsXYc</text:span></text:a><text:span text:style-name="T73"> <text:s/></text:span><text:span text:style-name="T74">(en anglais)</text:span></text:p>
      <text:p text:style-name="P7" loext:marker-style-name="T1"><text:span text:style-name="T28">5. Réalisation d’un boxplot</text:span></text:p>
      <text:p text:style-name="P38" loext:marker-style-name="T1"><text:a xlink:type="simple" xlink:href="https://www.youtube.com/watch?v=bYV8nNunsEI&amp;list=PLkk92zzyru5OAtc_ItUubaSSq6S_TGfRn&amp;index=21" text:style-name="Internet_20_link" text:visited-style-name="Visited_20_Internet_20_Link"><text:span text:style-name="T55">https://www.youtube.com/watch?v=bYV8nNunsEI&amp;list=PLkk92zzyru5OAtc_ItUubaSSq6S_TGfRn&amp;index=21</text:span></text:a><text:span text:style-name="T78"> </text:span><text:span text:style-name="T74">(en anglais)</text:span></text:p>
      <text:p text:style-name="P21" loext:marker-style-name="T1"><text:soft-page-break/><text:span text:style-name="T140">6. </text:span><text:span text:style-name="T139">Réalisation d’un violon plot</text:span></text:p>
      <text:p text:style-name="P38" loext:marker-style-name="T1"><text:a xlink:type="simple" xlink:href="https://www.youtube.com/watch?v=F_GeCkgAK6s&amp;list=PLkk92zzyru5OAtc_ItUubaSSq6S_TGfRn&amp;index=22" text:style-name="Internet_20_link" text:visited-style-name="Visited_20_Internet_20_Link"><text:span text:style-name="T55">https://www.youtube.com/watch?v=F_GeCkgAK6s&amp;list=PLkk92zzyru5OAtc_ItUubaSSq6S_TGfRn&amp;index=22</text:span></text:a><text:span text:style-name="T78"> </text:span><text:span text:style-name="T74">(en anglais)</text:span></text:p>
      <text:p text:style-name="P22" loext:marker-style-name="T1"><text:span text:style-name="T137">7. </text:span><text:span text:style-name="T134">Réalisation d’un dot plot</text:span></text:p>
      <text:p text:style-name="P38" loext:marker-style-name="T1"><text:a xlink:type="simple" xlink:href="https://www.youtube.com/watch?v=NelbTBddZow&amp;list=PLkk92zzyru5OAtc_ItUubaSSq6S_TGfRn&amp;index=23" text:style-name="Internet_20_link" text:visited-style-name="Visited_20_Internet_20_Link"><text:span text:style-name="T56">https://www.youtube.com/watch?v=NelbTBddZow&amp;list=PLkk92zzyru5OAtc_ItUubaSSq6S_TGfRn&amp;index=23</text:span></text:a><text:span text:style-name="T80"> </text:span><text:span text:style-name="T74">(en anglais)</text:span></text:p>
      <text:p text:style-name="P9" loext:marker-style-name="T1"><text:span text:style-name="T39">8</text:span><text:span text:style-name="T37">. </text:span><text:span text:style-name="T28">Exporter ses graphiques :</text:span></text:p>
      <text:p text:style-name="P49" loext:marker-style-name="T1"><text:a xlink:type="simple" xlink:href="https://www.youtube.com/watch?v=By5UxD3LM5M&amp;list=PLkk92zzyru5OAtc_ItUubaSSq6S_TGfRn&amp;index=25" text:style-name="Internet_20_link" text:visited-style-name="Visited_20_Internet_20_Link"><text:span text:style-name="T53">https://www.youtube.com/watch?v=By5UxD3LM5M&amp;list=PLkk92zzyru5OAtc_ItUubaSSq6S_TGfRn&amp;index=25</text:span></text:a><text:span text:style-name="T73"> </text:span><text:span text:style-name="T74">(en anglais)</text:span></text:p>
      <text:p text:style-name="P49" loext:marker-style-name="T1"><text:span text:style-name="T74"/></text:p>
      <text:p text:style-name="P49" loext:marker-style-name="T1"><text:span text:style-name="T74"/></text:p>
      <text:p text:style-name="P49" loext:marker-style-name="T1"><text:span text:style-name="T74"/></text:p>
      <text:p text:style-name="P49" loext:marker-style-name="T1"><text:span text:style-name="T74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6" loext:marker-style-name="T1"><text:span text:style-name="T141">Liens vers le manuel en ligne :</text:span></text:p>
            <text:p text:style-name="P50" loext:marker-style-name="T1"><text:span text:style-name="T73">- </text:span><text:span text:style-name="T94">Installation</text:span><text:span text:style-name="T81"> : https://jmeunierp8.github.io/ManuelJamovi/s3.html#s3_1 <text:s text:c="2"/></text:span></text:p>
            <text:p text:style-name="P50" loext:marker-style-name="T1"><text:span text:style-name="T91">- </text:span><text:span text:style-name="T94">Prise en main du logiciel</text:span><text:span text:style-name="T81"> : https://jmeunierp8.github.io/ManuelJamovi/s3.html#s3_2 </text:span></text:p>
            <text:p text:style-name="P50" loext:marker-style-name="T1"><text:span text:style-name="T94">- Statistiques descriptives</text:span><text:span text:style-name="T81"> : https://jmeunierp8.github.io/ManuelJamovi/s4.html#s4_4 </text:span></text:p>
            <text:p text:style-name="P50" loext:marker-style-name="T1"><text:span text:style-name="T81">- </text:span><text:span text:style-name="T94">Relations entre variables quantitatives (</text:span><text:span text:style-name="T81">corrélations et régressions linéaires) : https://jmeunierp8.github.io/ManuelJamovi/s12.html#s12_1 </text:span></text:p>
            <text:p text:style-name="P50" loext:marker-style-name="T1"><text:span text:style-name="T81">- </text:span><text:span text:style-name="T94">Relations entre variables qualitatives</text:span><text:span text:style-name="T81"> : https://jmeunierp8.github.io/ManuelJamovi/s10.html#s10₂</text:span></text:p>
            <text:p text:style-name="P50" loext:marker-style-name="T1"><text:span text:style-name="T81">- </text:span><text:span text:style-name="T104">Création d’une variable transformée</text:span><text:span text:style-name="T81"> : https://jmeunierp8.github.io/ManuelJamovi/s6.html#s6_3</text:span></text:p>
            <text:p text:style-name="P50" loext:marker-style-name="T1"><text:span text:style-name="T81">- </text:span><text:span text:style-name="T95">Création d’un filtre</text:span><text:span text:style-name="T82"> : https://jmeunierp8.github.io/ManuelJamovi/s6.html#s6₅</text:span></text:p>
            <text:p text:style-name="P50" loext:marker-style-name="T1"><text:span text:style-name="T82">- </text:span><text:span text:style-name="T95">Création de graphiques</text:span><text:span text:style-name="T82"> : </text:span><text:a xlink:type="simple" xlink:href="https://jmeunierp8.github.io/ManuelJamovi/s5.html" text:style-name="Internet_20_link" text:visited-style-name="Visited_20_Internet_20_Link"><text:span text:style-name="T57">https://jmeunierp8.github.io/ManuelJamovi/s5.html</text:span></text:a></text:p>
          </table:table-cell>
        </table:table-row>
      </table:table>
      <text:p text:style-name="P50" loext:marker-style-name="T1"><text:a xlink:type="simple" xlink:href="https://jmeunierp8.github.io/ManuelJamovi/s5.html" text:style-name="Internet_20_link" text:visited-style-name="Visited_20_Internet_20_Link"><text:span text:style-name="T82"/></text:a></text:p>
      <text:p text:style-name="P50" loext:marker-style-name="T1"><text:span text:style-name="T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system" style:font-pitch="variable"/>
    <style:font-face style:name="Calibri Light2" svg:font-family="'Calibri Light'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 2" svg:font-family="'Wingdings 2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53" style:display-name="ListLabel 253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55" style:display-name="ListLabel 55" style:family="text">
      <style:text-properties style:font-name="Calibri1" fo:font-family="Calibri" style:font-family-generic="swiss" style:font-pitch="variable" style:font-name-asian="Cambria" style:font-family-asian="Cambria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262" style:display-name="ListLabel 262" style:family="text">
      <style:text-properties style:font-name="Wingdings 2" fo:font-family="'Wingdings 2'" style:font-family-generic="roman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62" loext:num-list-format="%1%" style:num-prefix="" text:bullet-char="">
        <style:list-level-properties text:list-level-position-and-space-mode="label-alignment">
          <style:list-level-label-alignment text:label-followed-by="listtab"/>
        </style:list-level-properties>
        <style:text-properties fo:font-family="'Wingdings 2'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2:17:29.245000000</meta:creation-date>
    <meta:generator>LibreOffice/7.6.4.1$MacOSX_AARCH64 LibreOffice_project/e19e193f88cd6c0525a17fb7a176ed8e6a3e2aa1</meta:generator>
    <dc:date>2025-12-09T16:37:07.530967342</dc:date>
    <meta:editing-duration>PT2H38M23S</meta:editing-duration>
    <meta:editing-cycles>30</meta:editing-cycles>
    <meta:document-statistic meta:table-count="1" meta:image-count="0" meta:object-count="0" meta:page-count="3" meta:paragraph-count="82" meta:word-count="457" meta:character-count="5144" meta:non-whitespace-character-count="4758"/>
  </office:meta>
</office:document-meta>
</file>